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5pt" style:font-size-asian="15pt" style:font-size-complex="15pt" fo:language="bg" fo:country="BG"/>
    </style:style>
    <style:style style:name="P2" style:parent-style-name="Normal" style:family="paragraph">
      <style:text-properties fo:font-size="14pt" style:font-size-asian="14pt" style:font-size-complex="14pt" fo:language="bg" fo:country="BG"/>
    </style:style>
    <style:style style:name="P3" style:parent-style-name="Normal" style:family="paragraph">
      <style:text-properties fo:font-size="14pt" style:font-size-asian="14pt" style:font-size-complex="14pt" fo:language="bg" fo:country="BG"/>
    </style:style>
    <style:style style:name="P4" style:parent-style-name="Normal" style:family="paragraph">
      <style:text-properties fo:font-size="14pt" style:font-size-asian="14pt" style:font-size-complex="14pt" fo:language="bg" fo:country="BG"/>
    </style:style>
    <style:style style:name="P5" style:parent-style-name="Normal" style:family="paragraph">
      <style:text-properties fo:font-size="14pt" style:font-size-asian="14pt" style:font-size-complex="14pt" fo:language="bg" fo:country="BG"/>
    </style:style>
    <style:style style:name="P6" style:parent-style-name="Normal" style:family="paragraph">
      <style:text-properties fo:font-size="14pt" style:font-size-asian="14pt" style:font-size-complex="14pt" fo:language="bg" fo:country="BG"/>
    </style:style>
    <style:style style:name="T7" style:parent-style-name="DefaultParagraphFont" style:family="text">
      <style:text-properties fo:font-size="14pt" style:font-size-asian="14pt" style:font-size-complex="14pt" fo:language="bg" fo:country="BG"/>
    </style:style>
  </office:automatic-styles>
  <office:body>
    <office:text text:use-soft-page-breaks="true">
      <text:p text:style-name="P1">„Моите представи за доброволците, помагащи при бедствия и пожари“</text:p>
      <text:p text:style-name="Normal"/>
      <text:p text:style-name="P2"><text:s text:c="3"/>Какво всъщност означава да бъдеш доброволец? Да бъдеш доброволец е избор. Трябва да си готов да дадеш всичко от себе си, за да помогнеш на другите и да не очакваш нищо в замяна.<text:s/>Доброволчеството е важно качество, което всеки притежава, но не всички го<text:s/>използват.</text:p>
      <text:p text:style-name="P3"><text:s text:c="3"/>Доброволците са пример за силата на човешката доброта. Те ни доказват, че дори и в най-тежките моменти не трябва да губим надежда. Обичат работата си, поставят другите пред себе си и щастието на хората ги удовлетворява. Пример за това са доброволците, помогнали след опустошителните земетресения в Турция. Въпреки че са минавали дни и дори седмици, те не<text:s/>са<text:s/>се отказвали и продължавали да търсят оцелели под руините. Намирането на деца, останали живи след земетресението се превръщало в символ на надеждата за живот. Фактът, че са помогнали на поне един човек и са спасили живота му, им е давал сили да продължават да търсят още хора под срутените сгради.<text:s/>Това бяха моменти, които сплотиха хората и показаха, че доброто все още съществува.</text:p>
      <text:p text:style-name="P4"><text:s text:c="3"/>Според мен доброволчеството е избор. За да помагаш на някого, не трябва да го правиш насила. Не знам и не мога да си представя какво е чувството на семействата, изпаднали в беда. Светът им се преобръща за няколко минути или дори секунди, а те са изплашени и не знаят какво да правят.<text:s/>Тогава идват доброволците, които помагат. И дори понякога да не успяват, подкрепата им изиграва също толкова голяма роля. Не очакват нищо в замяна, защото тяхната най-голяма награда е радостта, изписана на лицата на нуждаещите се. Чувството, че са помогнали на някого с нещо е повече от достатъчно.</text:p>
      <text:p text:style-name="P5"><text:s text:c="3"/>Да бъдеш доброволец е призвание, криещо много предизвикателства. Съпреживяване на болката и страха на хората, състраданието,<text:s/>поемането<text:s/>на<text:s/>психологическите травми на тези, които са пострадали.<text:s/>Доброволците са поставени под стрес и често помагат, докато не се изтощят докрай. Те спасяват животи и облекчават страданията на оцелелите.<text:s/></text:p>
      <text:soft-page-break/>
      <text:p text:style-name="P6"><text:s text:c="3"/>Доброволците са пример за обществото. Те ни мотивират да си помагаме и да бъдем по-добри един към друг.<text:s/>Правейки добро на някой друг, ние правим по-добър не само неговия свят, а и своя собствен.<text:s/></text:p>
      <text:p text:style-name="Normal"><text:span text:style-name="T7">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Габриела П. Стефанова</meta:initial-creator>
    <dc:creator>Габриела П. Стефанова</dc:creator>
    <meta:creation-date>2023-11-30T04:38:00Z</meta:creation-date>
    <dc:date>2023-11-30T04:38:00Z</dc:date>
    <meta:print-date>2023-11-30T04:29:00Z</meta:print-date>
    <meta:template xlink:href="Normal" xlink:type="simple"/>
    <meta:editing-cycles>2</meta:editing-cycles>
    <meta:editing-duration>PT120S</meta:editing-duration>
    <meta:document-statistic meta:page-count="2" meta:paragraph-count="4" meta:word-count="328" meta:character-count="2197" meta:row-count="15" meta:non-whitespace-character-count="1873"/>
  </office:meta>
</office:document-meta>
</file>